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 table:number-columns-repeated="4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 table:number-rows-repeated="104831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03:33:57.8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1T01:59:04.142000000</dc:date>
    <meta:editing-duration>P13DT21H53M47S</meta:editing-duration>
    <meta:editing-cycles>5867</meta:editing-cycles>
    <meta:document-statistic meta:table-count="7" meta:cell-count="16159" meta:object-count="0"/>
    <meta:user-defined meta:name="qrichtext">1</meta:user-defined>
  </office:meta>
</office:document-meta>
</file>